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546E710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ilnehmer" style:family="table">
      <style:table-properties style:width="481.85pt" table:align="margins"/>
    </style:style>
    <style:style style:name="Teilnehmer.A" style:family="table-column">
      <style:table-column-properties style:column-width="195.75pt" style:rel-column-width="26623*"/>
    </style:style>
    <style:style style:name="Teilnehmer.B" style:family="table-column">
      <style:table-column-properties style:column-width="201.75pt" style:rel-column-width="27439*"/>
    </style:style>
    <style:style style:name="Teilnehmer.C" style:family="table-column">
      <style:table-column-properties style:column-width="84.35pt" style:rel-column-width="11473*"/>
    </style:style>
    <style:style style:name="Teilnehmer.A1" style:family="table-cell">
      <style:table-cell-properties fo:padding="2.75pt" fo:border="none"/>
    </style:style>
    <style:style style:name="Kursdaten" style:family="table">
      <style:table-properties style:width="481.85pt" table:align="margins"/>
    </style:style>
    <style:style style:name="Kursdaten.A" style:family="table-column">
      <style:table-column-properties style:column-width="113.25pt" style:rel-column-width="15402*"/>
    </style:style>
    <style:style style:name="Kursdaten.B" style:family="table-column">
      <style:table-column-properties style:column-width="101.25pt" style:rel-column-width="13770*"/>
    </style:style>
    <style:style style:name="Kursdaten.C" style:family="table-column">
      <style:table-column-properties style:column-width="267.35pt" style:rel-column-width="36363*"/>
    </style:style>
    <style:style style:name="Kursdaten.A1" style:family="table-cell">
      <style:table-cell-properties fo:padding="2.85pt" fo:border="none"/>
    </style:style>
    <style:style style:name="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fo:color="#ffffff" style:font-name="Arial Narrow2" fo:font-size="8pt" fo:font-style="italic" style:font-size-asian="8pt" style:font-style-asian="italic" style:font-size-complex="8pt" style:font-style-complex="italic"/>
    </style:style>
    <style:style style:name="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 Narrow" fo:font-size="10pt"/>
    </style:style>
    <style:style style:name="P6" style:family="paragraph" style:parent-style-name="Table_20_Contents">
      <style:paragraph-properties fo:text-align="end" style:justify-single-word="false"/>
      <style:text-properties style:font-name="Arial Narrow" fo:font-size="10pt"/>
    </style:style>
    <style:style style:name="P7" style:family="paragraph" style:parent-style-name="WWFTextfluss">
      <style:text-properties fo:font-size="10pt" style:font-size-asian="10pt" style:font-size-complex="10pt"/>
    </style:style>
    <style:style style:name="P8" style:family="paragraph" style:parent-style-name="WWFTextfluss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WWFTextfluss">
      <style:paragraph-properties fo:margin-top="0pt" fo:margin-bottom="0pt" fo:line-height="15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fo:font-weight="normal" style:font-size-asian="10pt" style:font-weight-asian="normal" style:font-size-complex="10pt" style:font-weight-complex="normal"/>
    </style:style>
    <style:style style:name="T4" style:family="text">
      <style:text-properties style:font-name="Arial Narrow1" fo:font-size="10pt" fo:font-weight="normal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string" text:name="person_for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WWFTextfluss"><text:span text:style-name="WWFArialNarrowBold"><text:span text:style-name="T3"><text:text-input text:description="link_mailing_address">Anschrift</text:text-input></text:span></text:span></text:p>
      <text:p text:style-name="WWFTextfluss"><text:span text:style-name="WWFArialNarrowBold"><text:span text:style-name="T3"/></text:span></text:p>
      <text:p text:style-name="WWFTextfluss"><text:span text:style-name="WWFArialNarrowBold"><text:span text:style-name="T3"><text:creation-date style:data-style-name="N76">9. Dezember 2009</text:creation-date></text:span></text:span></text:p>
      <text:p text:style-name="P8">Teilnahmebestätigung</text:p>
      <text:p text:style-name="WWFTextfluss"><text:span text:style-name="WWFArialNarrowBold"><text:span text:style-name="T3"><text:text-input text:description="person_mailing_salutation">Anrede</text:text-input></text:span></text:span></text:p>
      <text:p text:style-name="WWFTextfluss"><text:span text:style-name="WWFArialNarrowBold"><text:span text:style-name="T3">Wir bestätigen, dass folgende Personen am Kurs:</text:span></text:span></text:p>
      <text:p text:style-name="WWFTextfluss"><text:span text:style-name="WWFKursbezeichnung"><text:span text:style-name="T2"><text:text-input text:description="course_code">Code</text:text-input></text:span></text:span><text:span text:style-name="WWFKursbezeichnung"><text:span text:style-name="T2"> </text:span></text:span><text:span text:style-name="WWFKursbezeichnung"><text:span text:style-name="T2"><text:text-input text:description="course_title">Titel</text:text-input></text:span></text:span></text:p>
      <text:p text:style-name="WWFTextfluss"><text:span text:style-name="WWFArialNarrowNormal">teilgenommen haben.</text:span></text:p>
      <text:p text:style-name="WWFTextfluss"><text:span text:style-name="WWFArialNarrowNormal"/></text:p>
      <table:table table:name="Teilnehmer" table:style-name="Teilnehmer">
        <table:table-column table:style-name="Teilnehmer.A"/>
        <table:table-column table:style-name="Teilnehmer.B"/>
        <table:table-column table:style-name="Teilnehmer.C"/>
        <table:table-row>
          <table:table-cell table:style-name="Teilnehmer.A1" office:value-type="string">
            <text:p text:style-name="P5">Name Vorname</text:p>
          </table:table-cell>
          <table:table-cell table:style-name="Teilnehmer.A1" office:value-type="string">
            <text:p text:style-name="P5">Buchungsart</text:p>
          </table:table-cell>
          <table:table-cell table:style-name="Teilnehmer.A1" office:value-type="string">
            <text:p text:style-name="P6">Kurskosten</text:p>
          </table:table-cell>
        </table:table-row>
        <table:table-row>
          <table:table-cell table:style-name="Teilnehmer.A1" office:value-type="string">
            <text:p text:style-name="P5"><text:text-input text:description="person_lastname">Nachname</text:text-input> <text:text-input text:description="person_firstname">Vorname</text:text-input></text:p>
          </table:table-cell>
          <table:table-cell table:style-name="Teilnehmer.A1" office:value-type="string">
            <text:p text:style-name="P5"><text:text-input text:description="booking_type_name">Buchungsart</text:text-input></text:p>
          </table:table-cell>
          <table:table-cell table:style-name="Teilnehmer.A1" office:value-type="string">
            <text:p text:style-name="P6"><text:text-input text:description="booking_type_price">Preis</text:text-input></text:p>
          </table:table-cell>
        </table:table-row>
        <table:table-row>
          <table:table-cell table:style-name="Teilnehmer.A1" office:value-type="string">
            <text:p text:style-name="P5">Total</text:p>
          </table:table-cell>
          <table:table-cell table:style-name="Teilnehmer.A1" office:value-type="string">
            <text:p text:style-name="P5"/>
          </table:table-cell>
          <table:table-cell table:style-name="Teilnehmer.A1" office:value-type="string">
            <text:p text:style-name="P6"><text:text-input text:description="total_amount">Betrag</text:text-input></text:p>
          </table:table-cell>
        </table:table-row>
      </table:table>
      <text:p text:style-name="WWFTextfluss"><text:span text:style-name="WWFArialNarrowNormal"><text:span text:style-name="T4"/></text:span></text:p>
      <text:p text:style-name="WWFTextfluss"><text:span text:style-name="WWFArialNarrowNormal"><text:span text:style-name="T4">Kursdaten</text:span></text:span></text:p>
      <table:table table:name="Kursdaten" table:style-name="Kursdaten">
        <table:table-column table:style-name="Kursdaten.A"/>
        <table:table-column table:style-name="Kursdaten.B"/>
        <table:table-column table:style-name="Kursdaten.C"/>
        <table:table-row>
          <table:table-cell table:style-name="Kursdaten.A1" office:value-type="string">
            <text:p text:style-name="P5">Kursbeginn</text:p>
          </table:table-cell>
          <table:table-cell table:style-name="Kursdaten.A1" office:value-type="string">
            <text:p text:style-name="P5">Kursende</text:p>
          </table:table-cell>
          <table:table-cell table:style-name="Kursdaten.A1" office:value-type="string">
            <text:p text:style-name="P5">Kursort</text:p>
          </table:table-cell>
        </table:table-row>
        <table:table-row>
          <table:table-cell table:style-name="Kursdaten.A1" office:value-type="string">
            <text:p text:style-name="P5"><text:text-input text:description="course_detail_start">Beginn</text:text-input></text:p>
          </table:table-cell>
          <table:table-cell table:style-name="Kursdaten.A1" office:value-type="string">
            <text:p text:style-name="P5"><text:text-input text:description="course_detail_end">Ende</text:text-input></text:p>
          </table:table-cell>
          <table:table-cell table:style-name="Kursdaten.A1" office:value-type="string">
            <text:p text:style-name="P5"><text:text-input text:description="course_detail_location">Kursort</text:text-input></text:p>
          </table:table-cell>
        </table:table-row>
      </table:table>
      <text:p text:style-name="WWFTextfluss"><text:span text:style-name="WWFArialNarrowNormal"><text:span text:style-name="T4"/></text:span></text:p>
      <text:p text:style-name="WWFTextfluss"><text:span text:style-name="WWFArialNarrowNormal"><text:span text:style-name="T4">Bei allfälligen Fragen stehen wir </text:span></text:span><text:span text:style-name="WWFArialNarrowNormal"><text:span text:style-name="T4"><text:conditional-text text:condition="ooow:person_form EQ 1" text:string-value-if-true="Dir" text:string-value-if-false="Ihnen" text:current-value="true">Ihnen</text:conditional-text></text:span></text:span><text:span text:style-name="WWFArialNarrowNormal"><text:span text:style-name="T4"> gerne zur Verfügung.</text:span></text:span></text:p>
      <text:p text:style-name="P7"><text:conditional-text text:condition="ooow:person_form EQ 1" text:string-value-if-true="Herzliche" text:string-value-if-false="Freundliche" text:current-value="true">Freundliche</text:conditional-text> Grüße</text:p>
      <text:p text:style-name="WWFTextfluss">&lt;Keine Angaben&gt;</text:p>
      <text:p text:style-name="WWFTextfluss"/>
      <text:p text:style-name="P9">WWF Regiobüro</text:p>
      <text:p text:style-name="P9">St. Gallen – Thurgau – Appenzell</text:p>
      <text:p text:style-name="P9">Achtung:</text:p>
      <text:p text:style-name="P9">Weitere Infos zu diesem Anlass finden Sie unter</text:p>
      <text:p text:style-name="P9"><text:a xlink:type="simple" xlink:href="http://www.wwf-umweltbildung.ch/">http://www.wwf-umweltbildung.ch</text:a> oder in der Beil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FTextfluss" style:family="paragraph" style:parent-style-name="Standard" style:master-page-name="">
      <style:paragraph-properties fo:margin-top="8.5pt" fo:margin-bottom="2.86pt" style:page-number="auto"/>
      <style:text-properties style:font-name="Arial Narrow" fo:font-size="10pt"/>
    </style:style>
    <style:style style:name="WWFStandard" style:family="paragraph" style:parent-style-name="WWFTextfluss">
      <style:paragraph-properties fo:margin-top="0pt" fo:margin-bottom="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FArialNarrowNormal" style:family="text">
      <style:text-properties style:font-name="Arial Narrow" fo:font-size="10pt" fo:font-weight="normal"/>
    </style:style>
    <style:style style:name="WWFArialNarrowBold" style:family="text" style:parent-style-name="WWFArialNarrowNormal">
      <style:text-properties fo:font-weight="bold"/>
    </style:style>
    <style:style style:name="WWFKursbezeichnung" style:family="text" style:parent-style-name="WWFArialNarrowBold">
      <style:text-properties style:font-name="Arial1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elle1" style:family="table">
      <style:table-properties style:width="481.85pt" table:align="margins"/>
    </style:style>
    <style:style style:name="Tabelle1.A" style:family="table-column">
      <style:table-column-properties style:column-width="46.5pt" style:rel-column-width="6324*"/>
    </style:style>
    <style:style style:name="Tabelle1.B" style:family="table-column">
      <style:table-column-properties style:column-width="246.7pt" style:rel-column-width="33552*"/>
    </style:style>
    <style:style style:name="Tabelle1.C" style:family="table-column">
      <style:table-column-properties style:column-width="87.05pt" style:rel-column-width="11839*"/>
    </style:style>
    <style:style style:name="Tabelle1.D" style:family="table-column">
      <style:table-column-properties style:column-width="101.6pt" style:rel-column-width="13820*"/>
    </style:style>
    <style:style style:name="Tabelle1.A1" style:family="table-cell">
      <style:table-cell-properties style:vertical-align="bottom" fo:padding="0pt" fo:border="none"/>
    </style:style>
    <style:style style:name="Tabelle1.A7" style:family="table-cell">
      <style:table-cell-properties fo:padding="0pt" fo:border="none"/>
    </style:style>
    <style:style style:name="M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fo:color="#ffffff" style:font-name="Arial Narrow2" fo:font-size="8pt" fo:font-style="italic" style:font-size-asian="8pt" style:font-style-asian="italic" style:font-size-complex="8pt" style:font-style-complex="italic"/>
    </style:style>
    <style:style style:name="M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table:number-rows-spanned="6" office:value-type="string">
              <text:p text:style-name="MP1"/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1">WWF St. Gallen</text:p>
            </table:table-cell>
            <table:table-cell table:style-name="Tabelle1.A1" office:value-type="string">
              <text:p text:style-name="MP3">Tel.: ++41 (0)71 223 29 30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Fax. ++41 (0)71 223 29 45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info@wwf-sg.ch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Merkurstr. 2</text:p>
            </table:table-cell>
            <table:table-cell table:style-name="Tabelle1.A1" office:value-type="string">
              <text:p text:style-name="MP3">www.wwf-sg.ch</text:p>
            </table:table-cell>
          </table:table-row>
          <table:table-row>
            <table:covered-table-cell/>
            <table:table-cell table:style-name="Tabelle1.A1" table:number-rows-spanned="2" office:value-type="string">
              <text:p text:style-name="MP4">for a living planet</text:p>
            </table:table-cell>
            <table:table-cell table:style-name="Tabelle1.A1" office:value-type="string">
              <text:p text:style-name="MP3">Postfach 2341</text:p>
            </table:table-cell>
            <table:table-cell table:style-name="Tabelle1.A1" office:value-type="string">
              <text:p text:style-name="MP3">www.wwf.ch</text:p>
            </table:table-cell>
          </table:table-row>
          <table:table-row>
            <table:covered-table-cell/>
            <table:covered-table-cell/>
            <table:table-cell table:style-name="Tabelle1.A1" office:value-type="string">
              <text:p text:style-name="MP3">9001 St. Gallen</text:p>
            </table:table-cell>
            <table:table-cell table:style-name="Tabelle1.A1" office:value-type="string">
              <text:p text:style-name="MP3">Spenden: PC 90-781554-7</text:p>
            </table:table-cell>
          </table:table-row>
          <table:table-row>
            <table:table-cell table:style-name="Tabelle1.A7" table:number-columns-spanned="2" office:value-type="string">
              <text:p text:style-name="MP4"><draw:frame draw:style-name="Mfr1" draw:name="Grafik2" text:anchor-type="paragraph" svg:x="-1.39pt" svg:y="-54.45pt" svg:width="34.3pt" svg:height="52.7pt" draw:z-index="0"><draw:image xlink:href="Pictures/1000000000000038000000546E7100D6.png" xlink:type="simple" xlink:show="embed" xlink:actuate="onLoad"/></draw:frame><text:span text:style-name="WWFArialNarrowNormal"><text:span text:style-name="MT1"/></text:span></text:p>
            </table:table-cell>
            <table:covered-table-cell/>
            <table:table-cell table:style-name="Tabelle1.A7" office:value-type="string">
              <text:p text:style-name="MP4"/>
            </table:table-cell>
            <table:table-cell table:style-name="Tabelle1.A7" office:value-type="string">
              <text:p text:style-name="Standard"/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2-09T17:40:48.26</meta:creation-date>
    <meta:editing-cycles>41</meta:editing-cycles>
    <meta:editing-duration>PT03H01M00S</meta:editing-duration>
    <meta:initial-creator>Christian Eugster</meta:initial-creator>
    <dc:date>2010-01-13T21:19:28.64</dc:date>
    <dc:creator>Christian Eugster</dc:creator>
    <meta:document-statistic meta:table-count="3" meta:image-count="1" meta:object-count="0" meta:page-count="1" meta:paragraph-count="41" meta:word-count="101" meta:character-count="682"/>
    <meta:user-defined meta:name="Info 1"/>
    <meta:user-defined meta:name="Info 2"/>
    <meta:user-defined meta:name="Info 3"/>
    <meta:user-defined meta:name="Info 4"/>
  </office:meta>
</office:document-meta>
</file>